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c67" officeooo:paragraph-rsid="00089c67"/>
    </style:style>
    <style:style style:name="P2" style:family="paragraph" style:parent-style-name="Standard">
      <style:text-properties officeooo:rsid="00089c67" officeooo:paragraph-rsid="000a3a04"/>
    </style:style>
    <style:style style:name="P3" style:family="paragraph" style:parent-style-name="Standard">
      <style:text-properties officeooo:rsid="000b7447" officeooo:paragraph-rsid="000b7447"/>
    </style:style>
    <style:style style:name="P4" style:family="paragraph" style:parent-style-name="Standard">
      <style:paragraph-properties fo:text-align="center" style:justify-single-word="false"/>
      <style:text-properties officeooo:rsid="000b7447" officeooo:paragraph-rsid="000b7447"/>
    </style:style>
    <style:style style:name="P5" style:family="paragraph" style:parent-style-name="Standard">
      <style:text-properties officeooo:rsid="000f6ea0" officeooo:paragraph-rsid="000f6ea0"/>
    </style:style>
    <style:style style:name="P6" style:family="paragraph" style:parent-style-name="Standard">
      <style:paragraph-properties fo:text-align="center" style:justify-single-word="false"/>
      <style:text-properties officeooo:rsid="000f6ea0" officeooo:paragraph-rsid="000f6ea0"/>
    </style:style>
    <style:style style:name="P7" style:family="paragraph" style:parent-style-name="Standard">
      <style:text-properties officeooo:rsid="0010948a" officeooo:paragraph-rsid="0010948a"/>
    </style:style>
    <style:style style:name="P8" style:family="paragraph" style:parent-style-name="Standard">
      <style:text-properties fo:font-weight="bold" officeooo:rsid="00089c67" officeooo:paragraph-rsid="00089c67" style:font-weight-asian="bold" style:font-weight-complex="bold"/>
    </style:style>
    <style:style style:name="P9" style:family="paragraph" style:parent-style-name="Standard">
      <style:text-properties fo:font-weight="bold" officeooo:rsid="00089c67" officeooo:paragraph-rsid="000a3a04" style:font-weight-asian="bold" style:font-weight-complex="bold"/>
    </style:style>
    <style:style style:name="P10" style:family="paragraph" style:parent-style-name="Standard">
      <style:text-properties fo:font-weight="bold" officeooo:rsid="000b7447" officeooo:paragraph-rsid="000b7447" style:font-weight-asian="bold" style:font-weight-complex="bold"/>
    </style:style>
    <style:style style:name="P11" style:family="paragraph" style:parent-style-name="Standard">
      <style:text-properties fo:font-weight="bold" officeooo:rsid="000ce344" officeooo:paragraph-rsid="000ce34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ce344" officeooo:paragraph-rsid="000ce344" style:font-weight-asian="bold" style:font-weight-complex="bold"/>
    </style:style>
    <style:style style:name="P13" style:family="paragraph" style:parent-style-name="Standard">
      <style:text-properties fo:font-weight="bold" officeooo:rsid="000f6ea0" officeooo:paragraph-rsid="000f6ea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f6ea0" officeooo:paragraph-rsid="000f6ea0" style:font-weight-asian="bold" style:font-weight-complex="bold"/>
    </style:style>
    <style:style style:name="P15" style:family="paragraph" style:parent-style-name="Standard">
      <style:text-properties fo:font-weight="bold" officeooo:rsid="0010948a" officeooo:paragraph-rsid="0010948a" style:font-weight-asian="bold" style:font-weight-complex="bold"/>
    </style:style>
    <style:style style:name="T1" style:family="text">
      <style:text-properties officeooo:rsid="000a3a04"/>
    </style:style>
    <style:style style:name="T2" style:family="text">
      <style:text-properties officeooo:rsid="000b7447"/>
    </style:style>
    <style:style style:name="T3" style:family="text">
      <style:text-properties officeooo:rsid="000ce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rpillar Fixing Steps</text:p>
      <text:p text:style-name="P1"/>
      <text:p text:style-name="P4">SECTION 1 </text:p>
      <text:p text:style-name="P12">no comm</text:p>
      <text:p text:style-name="P1"/>
      <text:p text:style-name="P8">1. Does it have Powers?</text:p>
      <text:p text:style-name="P2"><text:tab/>If no then ohm all transistors on edges</text:p>
      <text:p text:style-name="P2"/>
      <text:p text:style-name="P8"><text:span text:style-name="T1">2</text:span>. Does it comm ?</text:p>
      <text:p text:style-name="P1"><text:tab/><text:span text:style-name="T1">If no then do intel and small x25160 or at25640N</text:span></text:p>
      <text:p text:style-name="P1"/>
      <text:p text:style-name="P9"><text:span text:style-name="T1">3. Still no Comm after doing chips intel and small x25160 or at25640n?</text:span></text:p>
      <text:p text:style-name="P2"><text:s/><text:tab/><text:span text:style-name="T1">then change RAMs</text:span></text:p>
      <text:p text:style-name="P2"/>
      <text:p text:style-name="P9"><text:span text:style-name="T1">4. Still no comm</text:span></text:p>
      <text:p text:style-name="P2"><text:tab/><text:span text:style-name="T2">then do inj chips under plug</text:span></text:p>
      <text:p text:style-name="P3"/>
      <text:p text:style-name="P10">5. Still no comm</text:p>
      <text:p text:style-name="P3"><text:tab/>then ohm transistors on edges again</text:p>
      <text:p text:style-name="P3"/>
      <text:p text:style-name="P11">6. still no comm</text:p>
      <text:p text:style-name="P2"><text:tab/><text:span text:style-name="T3">put notes on tag and move onto next one most likely if good power but no comm it will be CPU</text:span></text:p>
      <text:p text:style-name="P2"/>
      <text:p text:style-name="P2"/>
      <text:p text:style-name="P2"/>
      <text:p text:style-name="P2"/>
      <text:p text:style-name="P6">SECTION 2</text:p>
      <text:p text:style-name="P14">no injectors</text:p>
      <text:p text:style-name="P5"/>
      <text:p text:style-name="P13">1. are all injectors not working?</text:p>
      <text:p text:style-name="P5"><text:tab/>Change return transistors</text:p>
      <text:p text:style-name="P5"/>
      <text:p text:style-name="P13">2. still no injectors on all ?</text:p>
      <text:p text:style-name="P5"><text:tab/>Change injector chips under plug</text:p>
      <text:p text:style-name="P5"/>
      <text:p text:style-name="P13">3. only some injectors not working ?</text:p>
      <text:p text:style-name="P5"><text:tab/>Ohm all injector transistors on edge look at picture</text:p>
      <text:p text:style-name="P5"/>
      <text:p text:style-name="P13">4. all injector transistors ok no shorts</text:p>
      <text:p text:style-name="P5"><text:tab/>then ohm all diodes next to the injector transistors</text:p>
      <text:p text:style-name="P5"/>
      <text:p text:style-name="P13">5. all diodes ok ?</text:p>
      <text:p text:style-name="P5"><text:tab/>Then check tiny little 3 leg transistors near plug that are also injector related</text:p>
      <text:p text:style-name="P5"/>
      <text:p text:style-name="P15">6. still no power on some injectors but not all</text:p>
      <text:p text:style-name="P7"><text:tab/>then ohm all parts on the injector circuit and compare with injectors that are working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3:44:21.127000000</meta:creation-date>
    <dc:date>2022-05-02T13:56:07.913000000</dc:date>
    <meta:editing-duration>PT6M10S</meta:editing-duration>
    <meta:editing-cycles>5</meta:editing-cycles>
    <meta:generator>LibreOffice/6.1.1.2$Windows_x86 LibreOffice_project/5d19a1bfa650b796764388cd8b33a5af1f5baa1b</meta:generator>
    <meta:print-date>2022-05-02T13:56:14.981000000</meta:print-date>
    <meta:document-statistic meta:table-count="0" meta:image-count="0" meta:object-count="0" meta:page-count="1" meta:paragraph-count="29" meta:word-count="197" meta:character-count="1023" meta:non-whitespace-character-count="841"/>
  </office:meta>
</office:document-meta>
</file>